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1">
            <text:p>icms_file_TarFil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1">
            <text:p>icms_file_ZipFil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1">
            <text:p>icms_data_comment_Render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1">
            <text:p>icms_view_Breadcrumb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office:value-type="string" table:style-name="ce1">
            <text:p>icms_preload_Libraries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1">
            <text:p>icms_file_TarDownload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office:value-type="string" table:style-name="ce1">
            <text:p>icms_plugins_Editor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office:value-type="string" table:style-name="ce1">
            <text:p>icms_view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office:value-type="string" table:style-name="ce1">
            <text:p>icms_ipf_form_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ipf_form_Sec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office:value-type="string" table:style-name="ce1">
            <text:p>icms_ipf_form_elements_Rich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office:value-type="string" table:style-name="ce1">
            <text:p>icms_ipf_form_elements_Sec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office:value-type="string" table:style-name="ce1">
            <text:p>icms_ipf_form_elements_Sec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office:value-type="string" table:style-name="ce1">
            <text:p>icms_ipf_form_elements_Sourc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office:value-type="string" table:style-name="ce1">
            <text:p>icms_ipf_form_elements_Urllink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</text:p>
          </table:table-cell>
          <table:table-cell office:value-type="string" table:style-name="ce1">
            <text:p>icms_data_rank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Handler</text:p>
          </table:table-cell>
          <table:table-cell office:value-type="string" table:style-name="ce1">
            <text:p>icms_data_ran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1">
            <text:p>icms_image_se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1">
            <text:p>icms_image_se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4">
          <table:table-cell table:number-columns-repeated="16384"/>
        </table:table-row>
      </table:table>
      <table:database-ranges>
        <table:database-range table:target-range-address="Sheet1.A1:Sheet1.D241" table:display-filter-buttons="true">
          <table:filter>
            <table:filter-or>
              <table:filter-condition table:field-number="3" table:value="* multiple unrleated methods, still some to refactor" table:operator="="/>
              <table:filter-condition table:field-number="3" table:value="DEPRECATED" table:operator="="/>
              <table:filter-condition table:field-number="3" table:value="deprecated, combined with icms_core_Logger" table:operator="="/>
              <table:filter-condition table:field-number="3" table:value="moved in icms/form/captcha" table:operator="="/>
              <table:filter-condition table:field-number="3" table:value="Moved to /libraries/xml/" table:operator="="/>
              <table:filter-condition table:field-number="3" table:value="needs to be refactored to be a class" table:operator="="/>
              <table:filter-condition table:field-number="3" table:value="NOT NEEDED ANYMORE" table:operator="="/>
              <table:filter-condition table:field-number="3" table:value="only the news module uses it, right ?" table:operator="="/>
              <table:filter-condition table:field-number="3" table:value="REMOVED" table:operator="="/>
              <table:filter-condition table:field-number="3" table:value="removed to icms/core" table:operator="="/>
              <table:filter-condition table:field-number="3" table:value="should we remove it? : http://community.impresscms.org/modules/newbb/viewtopic.php?topic_id=4361&amp;post_id=38980#forumpost38980" table:operator="="/>
              <table:filter-condition table:field-number="3" table:value="To be refactored" table:operator="="/>
              <table:filter-condition table:field-number="3" table:value="To be refactored to use classes" table:operator="="/>
              <table:filter-condition table:field-number="3" table:value="unnecessary – use icms_member_Handler" table:operator="="/>
              <table:filter-condition table:field-number="3" table:value="Unnecessary – use icms_member_user_Object" table:operator="="/>
              <table:filter-condition table:field-number="3" table:value="will not be needed in 1.4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5T19:08:48Z</dc:date>
    <meta:editing-cycles>57</meta:editing-cycles>
    <meta:editing-duration>PT0S</meta:editing-duration>
  </office:meta>
</office:document-meta>
</file>